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Cantarell" officeooo:rsid="001f5ff5" officeooo:paragraph-rsid="001f5ff5" style:font-name-complex="Cantarell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28b145" style:font-name-complex="Cantarel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Cantarell" officeooo:rsid="002b561e" officeooo:paragraph-rsid="002b561e" style:font-name-complex="Cantarell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2030ee" style:font-weight-asian="bold" style:font-name-complex="Cantarell" style:font-weight-complex="bold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25368c" officeooo:paragraph-rsid="0025368c" style:font-weight-asian="normal" style:font-name-complex="Cantarell" style:font-weight-complex="normal"/>
    </style:style>
    <style:style style:name="P6" style:family="paragraph" style:parent-style-name="Heading_20_1">
      <style:paragraph-properties fo:text-align="center" style:justify-single-word="false"/>
      <style:text-properties style:font-name="Cantarell" fo:font-size="18.2000007629395pt" fo:font-weight="bold" officeooo:rsid="0034b6e2" officeooo:paragraph-rsid="0034b6e2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7" style:family="paragraph" style:parent-style-name="Heading_20_2">
      <style:text-properties style:font-name="Cantarell" style:font-name-complex="Cantarell"/>
    </style:style>
    <style:style style:name="P8" style:family="paragraph" style:parent-style-name="Heading_20_2">
      <style:paragraph-properties fo:text-align="end" style:justify-single-word="false" style:writing-mode="rl-tb"/>
      <style:text-properties style:font-name="Cantarell" style:font-name-complex="Cantarell"/>
    </style:style>
    <style:style style:name="P9" style:family="paragraph" style:parent-style-name="Heading_20_2">
      <style:paragraph-properties fo:text-align="end" style:justify-single-word="false" style:writing-mode="rl-tb"/>
      <style:text-properties style:font-name="Cantarell" officeooo:paragraph-rsid="001ba0c4" style:font-name-complex="Cantarell"/>
    </style:style>
    <style:style style:name="P10" style:family="paragraph" style:parent-style-name="Text_20_body">
      <style:text-properties officeooo:rsid="002d9b65" officeooo:paragraph-rsid="002d9b65"/>
    </style:style>
    <style:style style:name="P11" style:family="paragraph" style:parent-style-name="Text_20_body">
      <style:text-properties officeooo:rsid="003bf1ff" officeooo:paragraph-rsid="003bf1ff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Cantarell" officeooo:rsid="0037dfc9" officeooo:paragraph-rsid="0037dfc9" style:font-name-complex="Cantarell"/>
    </style:style>
    <style:style style:name="T1" style:family="text">
      <style:text-properties officeooo:rsid="001ba0c4"/>
    </style:style>
    <style:style style:name="T2" style:family="text">
      <style:text-properties officeooo:rsid="001f5ff5"/>
    </style:style>
    <style:style style:name="T3" style:family="text">
      <style:text-properties officeooo:rsid="001f6d3a"/>
    </style:style>
    <style:style style:name="T4" style:family="text">
      <style:text-properties officeooo:rsid="00239496"/>
    </style:style>
    <style:style style:name="T5" style:family="text">
      <style:text-properties officeooo:rsid="0028b145"/>
    </style:style>
    <style:style style:name="T6" style:family="text">
      <style:text-properties officeooo:rsid="002b561e"/>
    </style:style>
    <style:style style:name="T7" style:family="text">
      <style:text-properties officeooo:rsid="002c5498"/>
    </style:style>
    <style:style style:name="T8" style:family="text">
      <style:text-properties officeooo:rsid="002d9b65"/>
    </style:style>
    <style:style style:name="T9" style:family="text">
      <style:text-properties officeooo:rsid="002dc320"/>
    </style:style>
    <style:style style:name="T10" style:family="text">
      <style:text-properties officeooo:rsid="002f545b"/>
    </style:style>
    <style:style style:name="T11" style:family="text">
      <style:text-properties officeooo:rsid="0037dfc9"/>
    </style:style>
    <style:style style:name="T12" style:family="text">
      <style:text-properties style:font-name="Cantarell" style:font-name-complex="Cantarell"/>
    </style:style>
    <style:style style:name="T13" style:family="text">
      <style:text-properties style:font-name="Cantarell" officeooo:rsid="002dc320" style:font-name-complex="Cantarell"/>
    </style:style>
    <style:style style:name="T14" style:family="text">
      <style:text-properties style:font-name="Cantarell" officeooo:rsid="002f545b" style:font-name-complex="Cantarell"/>
    </style:style>
    <style:style style:name="T15" style:family="text">
      <style:text-properties officeooo:rsid="003808b8"/>
    </style:style>
    <style:style style:name="T16" style:family="text">
      <style:text-properties officeooo:rsid="003c1e75"/>
    </style:style>
    <style:style style:name="T17" style:family="text">
      <style:text-properties officeooo:rsid="003c9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پشتیبانی-فنی</text:h>
      <text:h text:style-name="P8" text:outline-level="2">Payment<text:span text:style-name="T2">(پرداختی‌ها)</text:span></text:h>
      <text:p text:style-name="P1">تمام اعضای وبسایت پس‌از خرید محصول مورد نظر می‌توانند به این بخش وارد شده و محصول خود را دانلود کنند <text:span text:style-name="T3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4">فایل محصول خریداری شده,<text:span text:style-name="T4">پس از </text:span>زمان مشخصی(در قوانین ذکر شده) ازسایت حذف خواهد شد.</text:p>
      <text:p text:style-name="P5"/>
      <text:h text:style-name="P8" text:outline-level="2">Ticket<text:span text:style-name="T5">(تیکت)</text:span></text:h>
      <text:p text:style-name="P12">دسترسی کامل به این بخش <text:span text:style-name="T16">همچنین ارسال ایمیل به تمام </text:span><text:span text:style-name="T17">اعضا</text:span></text:p>
      <text:h text:style-name="P9" text:outline-level="2"><text:span text:style-name="T1">Comment</text:span><text:span text:style-name="T6">(نظردهی)</text:span></text:h>
      <text:p text:style-name="P3"><text:span text:style-name="T11">اعضا </text:span>به طور پیش‌فر<text:span text:style-name="T7">ض قادر به ارسال نظر برای مقاله ها و محصولات می‌باشند</text:span></text:p>
      <text:h text:style-name="P7" text:outline-level="2">WebSetting<text:span text:style-name="T8">(تنظیمات-سایت)</text:span></text:h>
      <text:p text:style-name="P10"><text:span text:style-name="T12">تنظیمات کلی وبسایت در این قسمت قادر به تغییر می‌باشد </text:span><text:span text:style-name="T13">مانند تعیین لوگو,عنوان وبسایت,درصد پرداخت به فروشنده </text:span><text:span text:style-name="T14">و غیره</text:span></text:p>
      <text:h text:style-name="Heading_20_2" text:outline-level="2"><text:span text:style-name="T14">C</text:span><text:span text:style-name="T12">ategory(دسته-بندی)</text:span></text:h>
      <text:p text:style-name="P11"><text:span text:style-name="T12">دسترسی کامل به بخش دسته-بند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1:01:26.367689401</dc:date>
    <meta:editing-duration>PT2H25M13S</meta:editing-duration>
    <meta:editing-cycles>39</meta:editing-cycles>
    <meta:document-statistic meta:table-count="0" meta:image-count="0" meta:object-count="0" meta:page-count="1" meta:paragraph-count="12" meta:word-count="115" meta:character-count="669" meta:non-whitespace-character-count="566"/>
  </office:meta>
</office:document-meta>
</file>